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 style:list-style-name="L3">
      <style:paragraph-properties fo:margin-top="0in" fo:margin-bottom="0in" loext:contextual-spacing="false"/>
    </style:style>
    <style:style style:name="P17" style:family="paragraph" style:parent-style-name="Text_20_body" style:list-style-name="L4">
      <style:paragraph-properties fo:margin-top="0in" fo:margin-bottom="0in" loext:contextual-spacing="false"/>
    </style:style>
    <style:style style:name="P18" style:family="paragraph" style:parent-style-name="Text_20_body" style:list-style-name="L7">
      <style:paragraph-properties fo:margin-top="0in" fo:margin-bottom="0in" loext:contextual-spacing="false"/>
    </style:style>
    <style:style style:name="P19" style:family="paragraph" style:parent-style-name="Text_20_body" style:list-style-name="L8">
      <style:paragraph-properties fo:margin-top="0in" fo:margin-bottom="0in" loext:contextual-spacing="false"/>
    </style:style>
    <style:style style:name="P20" style:family="paragraph" style:parent-style-name="Text_20_body" style:list-style-name="L9">
      <style:paragraph-properties fo:margin-top="0in" fo:margin-bottom="0in" loext:contextual-spacing="false"/>
    </style:style>
    <style:style style:name="P21" style:family="paragraph" style:parent-style-name="Text_20_body" style:list-style-name="L10">
      <style:paragraph-properties fo:margin-top="0in" fo:margin-bottom="0in" loext:contextual-spacing="false"/>
    </style:style>
    <style:style style:name="P22" style:family="paragraph" style:parent-style-name="Text_20_body" style:list-style-name="L12">
      <style:paragraph-properties fo:margin-top="0in" fo:margin-bottom="0in" loext:contextual-spacing="false"/>
    </style:style>
    <style:style style:name="P23" style:family="paragraph" style:parent-style-name="Text_20_body" style:list-style-name="L13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zure Monitor Cheat Sheet</text:h>
      <text:p text:style-name="Text_20_body">Azure Monitor comprehensive solution for collecting, analyzing, and acting on telemetry from your cloud and on-premises environments</text:p>
      <text:list xml:id="list1864216769" text:style-name="L1">
        <text:list-item>
          <text:p text:style-name="P14">Create Visual Dashboards </text:p>
        </text:list-item>
        <text:list-item>
          <text:p text:style-name="P14">Smart Alerts </text:p>
        </text:list-item>
        <text:list-item>
          <text:p text:style-name="P14">Automated Actions </text:p>
        </text:list-item>
        <text:list-item>
          <text:p text:style-name="P1">Log Monitoring </text:p>
        </text:list-item>
      </text:list>
      <text:p text:style-name="Text_20_body">To obtain observability you need to use Metrics, Logs, and Traces.</text:p>
      <text:list xml:id="list2302535444" text:style-name="L2">
        <text:list-item>
          <text:p text:style-name="P15">You have to use them together, using them in isolate does not gain you observability </text:p>
          <text:list>
            <text:list-item>
              <text:p text:style-name="P15">Metrics: A number that is measured over a period of time </text:p>
            </text:list-item>
            <text:list-item>
              <text:p text:style-name="P15">Logs A text file where each line contains event data about what happened at a certain time. </text:p>
            </text:list-item>
            <text:list-item>
              <text:p text:style-name="P2">Traces: A history of requests that travels through multiple Apps/services so we can pinpoint performance or failure. </text:p>
            </text:list-item>
          </text:list>
        </text:list-item>
      </text:list>
      <text:p text:style-name="Text_20_body">Azure Monitor collects two fundamental types of data from sources: Logs and Metrics</text:p>
      <text:p text:style-name="Text_20_body">Azure Monitor Logs: collects and organizes log and performance data from monitored resources</text:p>
      <text:list xml:id="list4196530111" text:style-name="L3">
        <text:list-item>
          <text:p text:style-name="P16">data logs are consolidated from different sources into workspaces </text:p>
          <text:list>
            <text:list-item>
              <text:p text:style-name="P16">platform logs from Azure services, </text:p>
            </text:list-item>
            <text:list-item>
              <text:p text:style-name="P16">log and performance data from virtual machines agents, </text:p>
            </text:list-item>
            <text:list-item>
              <text:p text:style-name="P16">usage and performance data from applications can be consolidated </text:p>
            </text:list-item>
            <text:list-item>
              <text:p text:style-name="P16">In a workspace, so they can be analyzed together using a sophisticated query language capable of analyzing millions of records. </text:p>
            </text:list-item>
          </text:list>
        </text:list-item>
        <text:list-item>
          <text:p text:style-name="P3">Work with log queries and their results interactively using Log Analytics </text:p>
        </text:list-item>
      </text:list>
      <text:p text:style-name="Text_20_body">Azure Monitor Metrics collects numeric data from monitored resources into a time-series database.</text:p>
      <text:list xml:id="list3259969238" text:style-name="L4">
        <text:list-item>
          <text:p text:style-name="P17">Metrics are numerical values collected at regular intervals and describe some aspect of a system at a particular time </text:p>
        </text:list-item>
        <text:list-item>
          <text:p text:style-name="P17">lightweight and capable of supporting near real-time scenarios, useful for alerting and fast detection of issues </text:p>
        </text:list-item>
        <text:list-item>
          <text:p text:style-name="P4">You can analyze them interactively with Metrics Explorer </text:p>
        </text:list-item>
      </text:list>
      <text:p text:style-name="Text_20_body">Log Analytics is a tool in the Azure portal used to edit and run log queries with data in Azure Monitor Logs. </text:p>
      <text:list xml:id="list2622983983" text:style-name="L5">
        <text:list-item>
          <text:p text:style-name="P5">Log Analytics uses a query language called KQL </text:p>
        </text:list-item>
      </text:list>
      <text:p text:style-name="Text_20_body">Log Analytics workspace is a unique environment for Azure Monitor log data</text:p>
      <text:list xml:id="list1225507383" text:style-name="L6">
        <text:list-item>
          <text:p text:style-name="P6">Each workspace has its own data repository and configuration, data sources and solutions are configured to store their data in a workspace </text:p>
        </text:list-item>
      </text:list>
      <text:p text:style-name="Text_20_body"><text:soft-page-break/>Azure Monitor Logs is based on Azure Data Explorer, and log queries are written using the same Kusto query language (KQL)</text:p>
      <text:p text:style-name="Text_20_body">KQL can be used in: Log Analytics, Log alert rules, Workbooks, Azure Dashboards, Logic Apps, PowerShell, Azure Monitor Logs API</text:p>
      <text:p text:style-name="Text_20_body">Kusto is based on relational database management systems and supports entities such as databases, tables, and columns. </text:p>
      <text:list xml:id="list1252505996" text:style-name="L7">
        <text:list-item>
          <text:p text:style-name="P18">Some query operators include </text:p>
          <text:list>
            <text:list-item>
              <text:p text:style-name="P18">calculated columns, searching and filtering on rows, group by-aggregates, join functions </text:p>
            </text:list-item>
          </text:list>
        </text:list-item>
        <text:list-item>
          <text:p text:style-name="P18">Kusto queries execute in the context of some Kusto database that is attached to a Kusto cluster. </text:p>
        </text:list-item>
        <text:list-item>
          <text:p text:style-name="P18">Kusto is generally composed of the following entities: Clusters, Databases, Tables, Columns, Functions </text:p>
          <text:list>
            <text:list-item>
              <text:p text:style-name="P18">Clusters are entities that hold databases </text:p>
            </text:list-item>
            <text:list-item>
              <text:p text:style-name="P18">Databases are named entities that hold tables and stored functions </text:p>
            </text:list-item>
            <text:list-item>
              <text:p text:style-name="P18">Stored functions are named entities that allow reuse of Kusto queries or query parts. </text:p>
            </text:list-item>
            <text:list-item>
              <text:p text:style-name="P18">Tables are named entities that hold data. </text:p>
            </text:list-item>
            <text:list-item>
              <text:p text:style-name="P18">Columns are named entities that have a scalar data type. </text:p>
            </text:list-item>
            <text:list-item>
              <text:p text:style-name="P7">External tables are entities that reference data stored outside Kusto database. </text:p>
            </text:list-item>
          </text:list>
        </text:list-item>
      </text:list>
      <text:p text:style-name="Text_20_body">Metrics Explorer is a sub-service of Azure Monitor that allows you to plot charts, visualize correlating trends, and investigate spikes and dips in metrics values. To visualize a metric you need to define:</text:p>
      <text:list xml:id="list2735113801" text:style-name="L8">
        <text:list-item>
          <text:p text:style-name="P19">Scope: You can select *resource(s) </text:p>
        </text:list-item>
        <text:list-item>
          <text:p text:style-name="P19">Namespace: a specific group of metric data within a resource </text:p>
        </text:list-item>
        <text:list-item>
          <text:p text:style-name="P19">Metric: The actual value you are interested in visualizing </text:p>
        </text:list-item>
        <text:list-item>
          <text:p text:style-name="P8">Aggregation: how you want to group the values into the final result </text:p>
        </text:list-item>
      </text:list>
      <text:p text:style-name="Text_20_body">Alerts notify you when issues are found with your infrastructure or application</text:p>
      <text:list xml:id="list1854002827" text:style-name="L9">
        <text:list-item>
          <text:p text:style-name="P20">They allow you to identify and address issues before the users of your system notice them. </text:p>
        </text:list-item>
        <text:list-item>
          <text:p text:style-name="P9">Azure has 3 kinds of Alerts </text:p>
        </text:list-item>
      </text:list>
      <text:list xml:id="list1811987128" text:style-name="L10">
        <text:list-item>
          <text:p text:style-name="P21">Metric Alerts </text:p>
        </text:list-item>
        <text:list-item>
          <text:p text:style-name="P21">Log Alerts </text:p>
        </text:list-item>
        <text:list-item>
          <text:p text:style-name="P10">Activity Log Alerts </text:p>
        </text:list-item>
      </text:list>
      <text:p text:style-name="Text_20_body">Azure Dashboards are virtual workspaces to quickly launch tasks for day-to-day operations and monitor resources</text:p>
      <text:p text:style-name="Text_20_body">Azure Workbooks provide a flexible canvas for data analysis and the creation of rich visual reports within the Azure portal. </text:p>
      <text:list xml:id="list785309368" text:style-name="L11">
        <text:list-item>
          <text:p text:style-name="P11">It tells a story about the performance and availability of your applications and services. </text:p>
        </text:list-item>
      </text:list>
      <text:p text:style-name="Text_20_body">Application Insights is an Application Performance Management (APM) service It is a sub-service of Azure Monitor.</text:p>
      <text:list xml:id="list968123613" text:style-name="L12">
        <text:list-item>
          <text:p text:style-name="P22">automatically detect performance anomalies </text:p>
        </text:list-item>
        <text:list-item>
          <text:p text:style-name="P22"><text:soft-page-break/>includes powerful analytics tools to help you diagnose issues and to understand what users do with your app </text:p>
        </text:list-item>
        <text:list-item>
          <text:p text:style-name="P22">designed to help you continuously improve performance and usability </text:p>
        </text:list-item>
        <text:list-item>
          <text:p text:style-name="P22">works for apps on a for .NET, Node.js, Java, and Python hosted on-premises, hybrid, or any public cloud. </text:p>
        </text:list-item>
        <text:list-item>
          <text:p text:style-name="P22">Integrates with your DevOps process </text:p>
        </text:list-item>
        <text:list-item>
          <text:p text:style-name="P12">can monitor and analyze telemetry from mobile apps by integrating with Visual Studio App Center </text:p>
        </text:list-item>
      </text:list>
      <text:p text:style-name="Text_20_body">To use Application Insights you need to instrument your application.</text:p>
      <text:list xml:id="list2406408269" text:style-name="L13">
        <text:list-item>
          <text:p text:style-name="P23">To instrument, you need to install the instrument package (SDK) </text:p>
        </text:list-item>
        <text:list-item>
          <text:p text:style-name="P23">Or enable Application Insights using the Application Insights Agents when supported </text:p>
        </text:list-item>
        <text:list-item>
          <text:p text:style-name="P23">Apps can be instrumented from anywhere </text:p>
        </text:list-item>
        <text:list-item>
          <text:p text:style-name="P23">When you set up Application Insights monitoring for your web app, you create an Application Insights resource in Microsoft Azure. </text:p>
        </text:list-item>
        <text:list-item>
          <text:p text:style-name="P23">You open this resource in the Azure portal in order to see and analyze the telemetry collected from your app.  </text:p>
        </text:list-item>
        <text:list-item>
          <text:p text:style-name="P13">The resource is identified by an instrumentation key (ikey)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9:49:18.528189997</meta:creation-date>
    <dc:date>2022-05-09T09:50:38.064710210</dc:date>
    <meta:editing-duration>PT1M20S</meta:editing-duration>
    <meta:editing-cycles>1</meta:editing-cycles>
    <meta:document-statistic meta:table-count="0" meta:image-count="0" meta:object-count="0" meta:page-count="3" meta:paragraph-count="68" meta:word-count="851" meta:character-count="5234" meta:non-whitespace-character-count="4447"/>
    <meta:generator>LibreOffice/6.4.7.2$Linux_X86_64 LibreOffice_project/40$Build-2</meta:generator>
  </office:meta>
</office:document-meta>
</file>